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Standard">
      <style:text-properties style:text-underline-style="none"/>
    </style:style>
    <style:style style:name="P5" style:family="paragraph" style:parent-style-name="Standard">
      <style:text-properties fo:font-weight="bold" style:font-weight-asian="bold" style:font-weight-complex="bold"/>
    </style:style>
    <style:style style:name="P6" style:family="paragraph" style:parent-style-name="Heading_20_2">
      <style:paragraph-properties fo:break-before="page"/>
    </style:style>
    <style:style style:name="P7" style:family="paragraph" style:parent-style-name="Standard">
      <style:text-properties fo:font-weight="normal" style:font-weight-asian="normal" style:font-weight-complex="normal"/>
    </style:style>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eute Dundalk</text:h>
      <text:p text:style-name="Standard"/>
      <text:p text:style-name="Text_20_body">Etudiant ténébreux: Ludovic (Sven) Clain</text:p>
      <text:p text:style-name="Text_20_body">Le flic: Dermot <text:s/>O'Conneil</text:p>
      <text:p text:style-name="Text_20_body">Red Head redemption : Ruth Sulliven</text:p>
      <text:p text:style-name="Text_20_body">Rugbyman : Christopher Morvant</text:p>
      <text:p text:style-name="Text_20_body">La violoniste dérangée: Claudia Strauss.</text:p>
      <text:p text:style-name="Text_20_body"/>
      <text:p text:style-name="P2">Scénario d'initation pour le monde du jeu.</text:p>
      <text:h text:style-name="P9" text:outline-level="1">L'étudiant ténébreux</text:h>
      <text:p text:style-name="Text_20_body">Etudiant: Ludovic (Sven) Clain</text:p>
      <text:p text:style-name="P5"><text:span text:style-name="T4">Auspice:</text:span> Ithaeur</text:p>
      <text:p text:style-name="Standard">Tu es un jeune étudiant en langue. Tu as choisi de faire une année erasmus en irlande pour plusieurs raisons: être enfin seul (plus de parents à supporter) et pour t'amuser un peu : glandouille, soirée étudiante et jeunes étudiantes. Hélas, ta première transformation a changé un peu tes projets. Ta nouvelle condition te fait comprendre pourquoi, tu as toujours été mal à l'aise avec les autres (famille et amis). Cela explique aussi pourquoi, tu as une si grande soif de connaissance en occultisme et phénomènes inexplicables.</text:p>
      <text:p text:style-name="Standard">Te voila maintenant <text:span text:style-name="T3">Ithaeur</text:span>. Tu commences à prendre conscience de l'importance de ton rôle dans la meute. Tu es le membre qui a le plus d'affinités avec le monde des esprits (Hissile). Ton mentor t'a expliqué tout cela à la suite de ton premier changement. Cela commence à se mettre en place dans ta tête.</text:p>
      <text:p text:style-name="Standard"/>
      <text:p text:style-name="Standard">D'ailleurs, cela fait 1 mois que la meute est formée. C'est une jeune meute, elle fut créée par décision des meutes environnantes afin de les soutenir dans cette zone.</text:p>
      <text:h text:style-name="Heading_20_2" text:outline-level="2">Dons:</text:h>
      <text:h text:style-name="Heading_20_3" text:outline-level="3">Vision de la mort: </text:h>
      <text:p text:style-name="Standard">Voir les impressions laissées par la mort. </text:p>
      <text:p text:style-name="Standard"><text:span text:style-name="T1">Jet de dés</text:span> : Aucun </text:p>
      <text:p text:style-name="Standard"><text:span text:style-name="T1">Coût</text:span>: Aucun</text:p>
      <text:p text:style-name="Standard">Page 127</text:p>
      <text:h text:style-name="Heading_20_3" text:outline-level="3">Oeil sur les deux mondes: </text:h>
      <text:p text:style-name="Text_20_body">Ce don permet de voir l'autre monde sans y aller. Il est parfois utile pour un Loup-garou d'identifier si un élément du monde physique est présent dans le monde des esprits (et vice versa).</text:p>
      <text:p text:style-name="Text_20_body"><text:span text:style-name="T1">Jet de dés</text:span>: Astuce + Occulte + Sagesse</text:p>
      <text:p text:style-name="Text_20_body"><text:span text:style-name="T1">Coût</text:span>:aucun</text:p>
      <text:p text:style-name="Text_20_body"><text:span text:style-name="T1">Page: </text:span>104</text:p>
      <text:h text:style-name="Heading_20_3" text:outline-level="3">Sentir la corruption</text:h>
      <text:p text:style-name="P4">Detecter la présence d'être surnaturels (vampire, mage...)</text:p>
      <text:p text:style-name="Standard"><text:span text:style-name="T1">Jet de dés</text:span> : Astuce + Occulte + Purete</text:p>
      <text:p text:style-name="Standard"><text:span text:style-name="T1">Coût</text:span>: Aucun</text:p>
      <text:p text:style-name="Standard">Page 135</text:p>
      <text:p text:style-name="Text_20_body"/>
      <text:p text:style-name="Text_20_body"/>
      <text:h text:style-name="Heading_20_1" text:outline-level="1"><text:soft-page-break/>Violoniste dérangée</text:h>
      <text:p text:style-name="Standard"><text:span text:style-name="T3">Nom</text:span><text:span text:style-name="T4">:</text:span> Claudia Strauss - </text:p>
      <text:p text:style-name="P5">Auspice<text:span text:style-name="T4">:</text:span> <text:span text:style-name="T4">Elodothe</text:span></text:p>
      <text:p text:style-name="Standard"/>
      <text:p text:style-name="Standard">Jeune prodige de la musique classique, tu es considérée dans le milieu comme la plus grande violoniste d'Europe. </text:p>
      <text:p text:style-name="Standard">La musique est ta passion. Ton éducation a été principalement orienté pour faire de toi une vrai artiste. Tes parents t'ont beaucoup poussé dans cette voie. Tu ne le regrettes pas même si ton enfance est passée trop vite entre les concours de conservatoires, auditions ou les concerts. Il est assez fréquent pour toi de donner des interviews pour des journaux ou magazines spécialisés. Tu es partie d'Allemagne pour effectuer une année Erasmus en Irlande. C'est le moyen pour toi de respirer, un an loin des parents et des médias. Grâce à ta musique, tu es riche (tu roules en porsche). Tes parents faisaient partie de la classe moyenne (vers le haute quand même). </text:p>
      <text:p text:style-name="Standard">Depuis très jeune, tu fais des rêves étranges: <text:s/>un monde nocturne, des créatures immatérielles. Parfois même, tes rêves renfermaient quelques <text:s/>prémonitions. </text:p>
      <text:p text:style-name="Standard">Depuis ta première transformation, ces rêves sont de plus en plus fréquents et détaillés. Tu comprends même ce que tu vois: la Pangée, parfois l'hisile. Tu ne comprends pas pourquoi, tu les vois. Ces rêves t'ont valu de nombreuses heures de psychiatre et des regards étranges dans tes différentes écoles.</text:p>
      <text:h text:style-name="Heading_20_2" text:outline-level="2">Dons:</text:h>
      <text:h text:style-name="Heading_20_3" text:outline-level="3">Nuit Noire : </text:h>
      <text:p text:style-name="Standard">Ce don te permet d'éteindre tous les appareils produisant de la lumière sur toute une zone (une maison par exemple). </text:p>
      <text:p text:style-name="Standard"><text:span text:style-name="T1">Jet de dés</text:span> :</text:p>
      <text:p text:style-name="Standard">cout:</text:p>
      <text:p text:style-name="Standard">Page: 146</text:p>
      <text:h text:style-name="Heading_20_3" text:outline-level="3">Les bons mots: </text:h>
      <text:p text:style-name="Standard">Motivez ses amis ou apaise les tensions (bonus + 2 au test sociaux).</text:p>
      <text:p text:style-name="Standard"/>
      <text:p text:style-name="Standard"><text:span text:style-name="T1">Jet de dés</text:span> : aucun</text:p>
      <text:p text:style-name="Standard">cout: aucun</text:p>
      <text:p text:style-name="Standard">Page: 117</text:p>
      <text:h text:style-name="Heading_20_3" text:outline-level="3">Connaitre un nom: </text:h>
      <text:p text:style-name="Text_20_body">Connaitre le vrai nom d'une personne. </text:p>
      <text:p text:style-name="Standard"><text:span text:style-name="T1">Jet de dés</text:span> : Intelligence + investigation + ruse vs résolution + instinct primal</text:p>
      <text:p text:style-name="Standard"><text:span text:style-name="T1">cout</text:span> : Aucun</text:p>
      <text:p text:style-name="Standard">Page: 143</text:p>
      <text:p text:style-name="Standard"/>
      <text:p text:style-name="Standard"/>
      <text:p text:style-name="Standard"><text:soft-page-break/></text:p>
      <text:p text:style-name="Standard"/>
      <text:h text:style-name="P9" text:outline-level="1">Jeune Flic </text:h>
      <text:p text:style-name="Standard">Nom: Dermot O'Conneil </text:p>
      <text:p text:style-name="P5"><text:span text:style-name="T4">Auspice:</text:span> Elodothe</text:p>
      <text:p text:style-name="Text_20_body">Tu es issu d'une famille irlandaise assez pauvre. Tes parents ont 4 enfants. Tu es l' aîné. Tes parents ne pouvaient pas te financer des études supérieures. Tu as donc choisi de trouver du travail. Ton envie de faire le bien t'a conduit à t' engager dans la police. Tu espères ainsi protéger et servir ta ville et aider tes concitoyens.</text:p>
      <text:p text:style-name="Text_20_body">Tu vis dans un petit appartement au dessus de chez tes parents, dans un quartier populaire de la ville. Depuis que tu es dans la police les gens de ton quartier te regarde avec dégoût. Tu t'en moques, tu es content d'avoir pu sauver cette petite fille de la noyade. Ou bien d'avoir retrouver les vêtements de fille dans le coffre d'un violeur récidiviste. </text:p>
      <text:h text:style-name="Heading_20_2" text:outline-level="2">Dons:</text:h>
      <text:h text:style-name="Heading_20_3" text:outline-level="3">Sentir la malice : </text:h>
      <text:p text:style-name="Standard">Permet de repérer des êtres corrompu par des sentiments violents : haine, colère, jalousie.</text:p>
      <text:p text:style-name="Standard"/>
      <text:p text:style-name="Standard"><text:span text:style-name="T1">Jet de dés</text:span> : intelligence + Empathie + Sagesse vs Calme + instinct primal</text:p>
      <text:p text:style-name="P1">Cout<text:span text:style-name="T2">: </text:span></text:p>
      <text:p text:style-name="P3">Page: 135</text:p>
      <text:h text:style-name="Heading_20_3" text:outline-level="3">Langue déliée : </text:h>
      <text:p text:style-name="Standard">Faire parler les autres (encourage une personne à révéler des choses).</text:p>
      <text:p text:style-name="Standard"/>
      <text:p text:style-name="Standard"><text:span text:style-name="T1">Jet de dés</text:span> : manipulation + entregent + Sagesse vs Calme et instinct primal.</text:p>
      <text:p text:style-name="P1">Cout<text:span text:style-name="T2">: aucun</text:span></text:p>
      <text:p text:style-name="P3">Page: 110</text:p>
      <text:p text:style-name="Text_20_body"/>
      <text:h text:style-name="Heading_20_3" text:outline-level="3">Protection contre les prédateurs : </text:h>
      <text:p text:style-name="Standard">Avertit les autres prédateurs que ce territoire appartient à un prédateur.</text:p>
      <text:p text:style-name="Standard"><text:span text:style-name="T1">Jet de dés</text:span> : Présence + intimidation + honneur</text:p>
      <text:p text:style-name="P1">Cout<text:span text:style-name="T2">: aucun</text:span></text:p>
      <text:p text:style-name="P3">Page: 139</text:p>
      <text:p text:style-name="Text_20_body"/>
      <text:p text:style-name="Text_20_body"/>
      <text:p text:style-name="Text_20_body"/>
      <text:p text:style-name="Text_20_body"><text:soft-page-break/></text:p>
      <text:h text:style-name="Heading_20_1" text:outline-level="1">Red head redemption</text:h>
      <text:p text:style-name="Standard">Nom: Ruth Murphy</text:p>
      <text:p text:style-name="P5"><text:span text:style-name="T4">Auspice:</text:span> Irraka</text:p>
      <text:p text:style-name="Text_20_body">-Tu es issue d'une famille irlandaise catholique assez aisée. Tes parents sont propriétaires d'un haras. Ils vendent des chevaux très réputés pour le saut d'obstacles. Ils vivent dans la région de Sligo (côte Ouest, au nord de l'Irlande). Tu as vécu dans une famille très “irlandaise”. <text:s/>Depuis toute jeune, tu aimes faire des promenades dans le domaine de tes parents. C'était vital pour toi. Tu <text:s/>accompagnais souvent ton père à la chasse. L'idée de poursuivre une proie est plaisante (la tuer moins), c'est un défi que tu aimes relever. Tu as compris que ton tempérament était provoqué par ta condition de loup-garou. Tu es contente d'avoir pu quitter ta famille pour vivre seule. Tu es à Dundalk pour tes études de biologie. C'est ici que tu as subit ton premier changement.</text:p>
      <text:p text:style-name="Standard">Tu as compris beaucoup de choses, sur toi-même, depuis ton premier changement. L'envie de chasser est toujours là, 10 fois plus forte qu'avant. </text:p>
      <text:p text:style-name="Text_20_body"/>
      <text:h text:style-name="Heading_20_2" text:outline-level="2">Dons:</text:h>
      <text:h text:style-name="Heading_20_3" text:outline-level="3">S'esquiver: </text:h>
      <text:p text:style-name="Standard">Ce don te permet de te détacher de tes liens. C'est le degré zero de la quête de liberté. Que ce soit une camisole, des menottes ou bien des chaines, tu t'en libères sans les endommagées.</text:p>
      <text:p text:style-name="Standard"/>
      <text:p text:style-name="Standard"><text:span text:style-name="T1">Jet de dés</text:span> : Aucun</text:p>
      <text:p text:style-name="P1">Cout<text:span text:style-name="T2">: un point d'essence</text:span></text:p>
      <text:p text:style-name="P3">Page: 132</text:p>
      <text:h text:style-name="Heading_20_3" text:outline-level="3">Poudre aux yeux : </text:h>
      <text:p text:style-name="Standard">Les gens ne se souviennent pas de ton passages. </text:p>
      <text:p text:style-name="Standard"><text:span text:style-name="T1">Jet de dés</text:span> : manipulation + subterfuge + ruse vs calme + instinct primal</text:p>
      <text:p text:style-name="P1">Cout<text:span text:style-name="T2">: aucun</text:span></text:p>
      <text:p text:style-name="P3">Page: 110</text:p>
      <text:h text:style-name="Heading_20_3" text:outline-level="3">Langue animale : </text:h>
      <text:p text:style-name="Standard">Parler/écouter avec/un animal. </text:p>
      <text:p text:style-name="Standard"/>
      <text:p text:style-name="Standard"><text:span text:style-name="T1">Jet de dés</text:span> : Manipulation + animal + pureté</text:p>
      <text:p text:style-name="P1">Cout<text:span text:style-name="T2">: aucun</text:span></text:p>
      <text:p text:style-name="P1">Page:<text:span text:style-name="T2"> 130</text:span></text:p>
      <text:p text:style-name="P3"><text:soft-page-break/></text:p>
      <text:p text:style-name="P3"/>
      <text:h text:style-name="Heading_20_1" text:outline-level="1">Etudiant Rugbyman</text:h>
      <text:p text:style-name="Standard"/>
      <text:p text:style-name="Standard">Nom: Christopher Morvant</text:p>
      <text:p text:style-name="P5"><text:span text:style-name="T4">Auspice:</text:span> Dahu</text:p>
      <text:p text:style-name="Standard">Tu es un étudiant français venu en Irlande pour une année spéciale de perfectionnement de rugby.</text:p>
      <text:p text:style-name="Standard">L'année prochaine, tu devais passer professionnel de rugby. Ta première transformation à changer un peu la donne. Tout au long de ton enfance, tu as été colérique et violent, tu comprends maintenant pourquoi. C'est la bête en toi qui a soif de violence. </text:p>
      <text:p text:style-name="Standard"/>
      <text:h text:style-name="Heading_20_2" text:outline-level="2">Don:</text:h>
      <text:h text:style-name="Heading_20_3" text:outline-level="3">Changement partiel: </text:h>
      <text:p text:style-name="Standard">Tu peux changer une partie de ton corps dans la forme loup-garou que tu veux. Tu peux par exemple rester humain et changer uniquement ton nez afin d'améliorer ton sens olfactif pour chasser un adversaire. </text:p>
      <text:p text:style-name="Standard"/>
      <text:p text:style-name="Standard"><text:span text:style-name="T1">Jet de dés</text:span> : vigueur + survie + instinct primal</text:p>
      <text:p text:style-name="Standard">coût : aucun ou <text:s/>1 point d'essence</text:p>
      <text:p text:style-name="Standard">Page: 121</text:p>
      <text:h text:style-name="Heading_20_3" text:outline-level="3">Volonté de Luna: </text:h>
      <text:p text:style-name="Standard"><text:s/>Le sujet obéit à un ordre de quelques mots. </text:p>
      <text:p text:style-name="Standard"/>
      <text:p text:style-name="Standard"><text:span text:style-name="T1">Jet de dés</text:span> : présence + intimidation + Gloire vs Calme + instinct primal</text:p>
      <text:p text:style-name="Standard">coût : 1 point de volonté. </text:p>
      <text:p text:style-name="Standard">Page: 107</text:p>
      <text:h text:style-name="Heading_20_3" text:outline-level="3">Clarté: </text:h>
      <text:p text:style-name="Standard">+5 au jet d'init. Peut aider pour attaquer le premier.</text:p>
      <text:p text:style-name="Standard"><text:span text:style-name="T1">Jet de dés</text:span> : aucun</text:p>
      <text:p text:style-name="Standard">coût : 1 point d'essence</text:p>
      <text:p text:style-name="Standard">Page: 138</text:p>
      <text:p text:style-name="Standard"/>
      <text:p text:style-name="Standard"/>
      <text:p text:style-name="Standard"/>
      <text:h text:style-name="P6" text:outline-level="2">Scénario</text:h>
      <text:p text:style-name="Standard">La meute a rendez-vous avec les <text:span text:style-name="T3">Pierres-Blanches </text:span><text:span text:style-name="T4">(une meute alliée voisine). La zone de RDV est la frontière entre les 2 territoires. </text:span></text:p>
      <text:p text:style-name="P7">Ils s'arrivent mais les Pierres-Blanches ne sont pas là. Après un temps d'attente, ils entendent un cri de loup, c'est clairement un cri de loup-garou. C'est un cri à l'aide ou un cri de douleur. Cela vient du cœur du territoire des Pierres-Blanches.</text:p>
      <text:p text:style-name="P7"/>
      <text:p text:style-name="P7">Les joueurs ne ressentent pas de malaise en entrant sur le territoire (jet), c'est étrange cela montre l'absence des pierres-blanches.</text:p>
      <text:p text:style-name="P7">Après une course de deux heures, ils arrivent sur une petite clairière, c'est le locus de la meute des Pierres-Blanches. Après une enquête, ils remarquent plusieurs choses :</text:p>
      <text:p text:style-name="P7">Il y avait 5 individus (les pierres-blanches) autour d'un 6ème. Le 6eme par ses traces de pas ou l'espacement des jambes semble être jeune (8-10 ans ).</text:p>
      <text:p text:style-name="P7">Une 7ème personne les a attaqué par le sud, puis à fuit. La meute l'a poursuivi. La jeune personne est partie dans l'autre direction. </text:p>
      <text:p text:style-name="P7"/>
      <text:p text:style-name="P7">En gros les pj ont deux pistes de recherche :</text:p>
      <text:p text:style-name="P7"/>
      <text:p text:style-name="P7">Le jeune est en faite la fille de l'alpha de la meute et elle est possédé par un esprit protecteur de meute. Un loup-garou légendaire, elle s'est cachée dans une cabane. Elle porte autour d'elle un pendentif. C'est un fétiche, il renferme un esprit qui à le pouvoir d'annuler tout pouvoir. Si un loup-garou en forme autre qu'humain essaie de toucher l'objet ou la fille sa main se re-transforme en main humaine. Si elle passe près du locus, elle devient bizarre (impalpable), l'esprit protecteur veut rejoindre le monde des esprits. Il chargera la meute de veuiller sur la petite fille. Elle est la fille de son descendant. Elle sera probablement un jour un grand loup-garou.</text:p>
      <text:p text:style-name="P7"/>
      <text:p text:style-name="P7">De l'autre, coté, ils vont suivre les traces de la meute, ils pourront clairement identifié un combat assez violent. Il trouverons le corps de tous les Pierres-Blanches, ils trouverons aussi un rituel de guérison. </text:p>
      <text:p text:style-name="P7">Les corps présentent clairement les traces d'une attaque avec des armes en argent. Il y a aussi des plantes qui ont piègé les membres de la meute. </text:p>
      <text:p text:style-name="P7">Le méchant passera alors à l'action en essayant d'attaquer le plus dangereux pour lui. Il ne s'attaquera pas à la petite fille (il en a peur). </text:p>
      <text:p text:style-name="P7"/>
      <text:p text:style-name="P7">Son jet d'attaque s'est 17 dés. Des qu'il reçoit un certain nombre de dégat ses anciennes blessures vont se rouvrir (le rituel n'a pas tenu). </text:p>
      <text:p text:style-name="P7"/>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nemi:</text:p>
      <text:p text:style-name="Standard">Pu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u as quitté ton travail assez tot cet après-midi. Tu as rendez-vous avec ta meute ce soir. Tu espères faire une petite sieste avant la soirée. C'est un peu tendu au travail ce temps-ci. A croire que les gens se donnent le mot. entre tenue la semaine prochaine d'un conseil des ministres européen sur l'économie et le développement durable. C'est beaucoup de travail sans oublie les petits faits divers entre l'agression au couteau d'un gamin de 14 ans et la série de cambriolages. En rangeant tes affaires dans le vestiaire, tu as entendu des gens se preparer au départ pour aller inspecter un navire échoué sur la côte. Rien d'étonnant à cela avec les oranges de la semaine dernière. </text:p>
      <text:p text:style-name="Text_20_body"><text:soft-page-break/>Tu as remarqué un chose bizarre ces derniers temps. Un groupe d'humains cachés derrière de longues capes se réunissent près d'un site néolithique.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enaud Guezennec</meta:initial-creator>
    <meta:creation-date>2010-09-06T08:14:24</meta:creation-date>
    <dc:date>2012-04-05T09:54:32</dc:date>
    <meta:editing-cycles>68</meta:editing-cycles>
    <meta:editing-duration>PT04H43M24S</meta:editing-duration>
    <meta:printed-by>Renaud </meta:printed-by>
    <meta:print-date>2011-06-29T19:18:59</meta:print-date>
    <meta:document-statistic meta:table-count="0" meta:image-count="0" meta:object-count="0" meta:page-count="10" meta:paragraph-count="132" meta:word-count="1818" meta:character-count="10537"/>
    <dc:creator>Renaud </dc:creator>
    <meta:user-defined meta:name="Info 1"/>
    <meta:user-defined meta:name="Info 2"/>
    <meta:user-defined meta:name="Info 3"/>
    <meta:user-defined meta:name="Info 4"/>
  </office:meta>
</office:document-meta>
</file>